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language="en" fo:country="CA"/>
    </style:style>
    <style:style style:name="P3" style:parent-style-name="Textbody" style:list-style-name="LFO1" style:family="paragraph"/>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Textbody" style:list-style-name="LFO1" style:family="paragraph"/>
    <style:style style:name="T7" style:parent-style-name="DefaultParagraphFont" style:family="text">
      <style:text-properties fo:font-weight="bold" style:font-weight-asian="bold" style:font-weight-complex="bold"/>
    </style:style>
    <style:style style:name="P8" style:parent-style-name="Textbody" style:list-style-name="LFO1" style:family="paragraph"/>
    <style:style style:name="T9" style:parent-style-name="DefaultParagraphFont" style:family="text">
      <style:text-properties fo:font-weight="bold" style:font-weight-asian="bold" style:font-weight-complex="bold"/>
    </style:style>
    <style:style style:name="P10" style:parent-style-name="Textbody" style:list-style-name="LFO1" style:family="paragraph"/>
    <style:style style:name="T11" style:parent-style-name="DefaultParagraphFont" style:family="text">
      <style:text-properties fo:font-weight="bold" style:font-weight-asian="bold" style:font-weight-complex="bold"/>
    </style:style>
  </office:automatic-styles>
  <office:body>
    <office:text text:use-soft-page-breaks="true">
      <text:p text:style-name="P1">Team Report: Testing<text:s/>phase</text:p>
      <text:p text:style-name="Textbody">The purpose of this report is to document how the team worked together on the testing phase of the group project. The purpose of this report is to outline<text:s/>what went well, what did<text:s/>not work, how the team<text:s/>collaborated, and what would be done differently in subsequent<text:s/>projects.<text:s/></text:p>
      <text:p text:style-name="Textbody">Due to having an incomplete game on our hands following the implementation phase – which was partly due to an underestimation of the amount of work<text:s/>required<text:s/>combined with a race against the deadline,<text:s/>we started this phase with a healthy list of<text:s/>bug<text:s/>fixes and functionality<text:s/>still needing to be implemented.</text:p>
      <text:p text:style-name="Textbody">The first thing<text:s/>on our agenda<text:s/>was<text:s/>adding<text:s/>the remaining “levels” at the end of the game – doing this would allow the testing team to play our game<text:s/>from start to finish<text:s/>and address actual bugs instead of missing functionality. Once we had a complete game on our hands, we<text:s/>started addressing<text:s/>a few known bugs<text:s/>we knew<text:s/>had to<text:s/>be<text:s/>fixed. We started<text:s/>this phase early since we also<text:s/>expected a long list<text:s/>of bugs<text:s/>from the testing team<text:s/>-<text:s/>however,<text:s/>we only ended up receiving<text:s/>two<text:s/>bug reports; this allowed us to spend<text:s/>the majority of<text:s/>our time<text:s/>improving our game<text:s/>through refactoring<text:s/>and submitting bug reports for the game assigned to us.</text:p>
      <text:p text:style-name="Textbody">To<text:s/>keep a fluid work-flow,<text:s/>we divided the work needed to be done in three section. If a bug report came in or a feature was left incomplete, the person responsible for that code during the implementation phase would take responsibility for the task. Anyone left with down time would get tasked with testing the opposite team<text:span text:style-name="T2">’s game and complete documentation requirements. With these guidelines established,<text:s/></text:span>we also kept with our weekly team meetings<text:s/>to ensure everyone stayed up-to-date on the project.<text:s/>This early start and additional planning relieved a considerable amount of stress from the team and each one of us<text:s/>noticed the quality of<text:s/>our<text:s/>work<text:s/>improved.</text:p>
      <text:p text:style-name="Textbody">Should we be given the opportunity to redo this phase,<text:s/>we<text:s/>probably would not have<text:s/>spent<text:s/>so much time waiting for<text:s/>bug<text:s/>reports from the team assigned to test our game. However, hindsight being 20/20<text:s/>-<text:s/>the lack of feedback from our testers came as a blessing in disguise which allowed<text:s/>us to<text:s/>significantly improve our code through refactoring.<text:s/>We also found that working a couple hours a day rather than upward to ten hours allowed us to<text:s/>produce more<text:s/>efficient<text:s/>and higher quality<text:s/>code.</text:p>
      <text:p text:style-name="Textbody">The team<text:s/>helped<text:s/>each other whenever possible, but overall the workload was mostly divided up as follows:</text:p>
      <text:list text:style-name="LFO1" text:continue-numbering="true">
        <text:list-item>
          <text:p text:style-name="P3"><text:span text:style-name="T4">Jace Riehl (aka Philosopher Jerry):<text:s/></text:span><text:span text:style-name="T5">G</text:span>enerated<text:s/>bug reports for the other team’s game and helped out with missing unit testing.</text:p>
        </text:list-item>
        <text:list-item>
          <text:p text:style-name="P6"><text:span text:style-name="T7">Nathan Tipper (aka Boss Jerry):</text:span><text:s/>Oversaw<text:s/>the bulk of the refactoring and added<text:s/>missing features and improvements.</text:p>
        </text:list-item>
        <text:list-item>
          <text:p text:style-name="P8"><text:span text:style-name="T9">Michel Martel (aka Artsy Jerry):<text:s/></text:span>Was in charge of<text:s/>helping with documentation<text:s/>and coordinating<text:s/>workflow.</text:p>
        </text:list-item>
        <text:list-item>
          <text:p text:style-name="P10"><text:span text:style-name="T11">Vincent Cote (aka Handsome Jerry):<text:s/></text:span>Was in charge of fixing<text:s/>UI bugs, generating<text:s/>reports and adding missing documentation to<text:s/>classes.</text:p>
        </text:list-item>
      </text:list>
      <text:p text:style-name="Textbody">As a closing note, our team managed to get through the project without losing any of its members while simultaneously avoiding conflict and hard feelings towards one another. From simple observation, we know this to be a major feat.<text:s/>With this project wrapped up, we can say<text:s/>with complete confidence<text:s/>we are thoroughly satisfied with the work we’ve<text:s/>outputted<text:s/>and are looking forward to working on future projects together; all this with<text:s/>a better understanding of the implications of<text:s/>handling<text:s/>large project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el Martel</dc:creator>
    <meta:creation-date>2017-03-12T12:02:00Z</meta:creation-date>
    <dc:date>2017-04-07T22:12:00Z</dc:date>
    <meta:template xlink:href="Normal" xlink:type="simple"/>
    <meta:editing-cycles>13</meta:editing-cycles>
    <meta:editing-duration>PT7500S</meta:editing-duration>
    <meta:document-statistic meta:page-count="2" meta:paragraph-count="6" meta:word-count="517" meta:character-count="3458" meta:row-count="24" meta:non-whitespace-character-count="2947"/>
  </office:meta>
</office:document-meta>
</file>